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 axis</text:p>
          </table:table-cell>
          <table:table-cell office:value-type="string" calcext:value-type="string">
            <text:p>y axi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9.4" calcext:value-type="float">
            <text:p>409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3.4" calcext:value-type="float">
            <text:p>803.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05.76" calcext:value-type="float">
            <text:p>1205.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82.56" calcext:value-type="float">
            <text:p>1582.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71.9" calcext:value-type="float">
            <text:p>197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1:58:10.555815896</meta:creation-date>
    <dc:date>2018-10-30T12:05:24.463889775</dc:date>
    <meta:editing-duration>PT7M16S</meta:editing-duration>
    <meta:editing-cycles>1</meta:editing-cycles>
    <meta:generator>LibreOffice/6.0.3.2$Linux_X86_64 LibreOffice_project/00m0$Build-2</meta:generator>
    <meta:document-statistic meta:table-count="1" meta:cell-count="12" meta:object-count="0"/>
  </office:meta>
</office:document-meta>
</file>